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/>
      <style:text-properties style:font-name="Arial" fo:font-size="10pt" officeooo:paragraph-rsid="00079c0c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officeooo:rsid="00079c0c" officeooo:paragraph-rsid="00079c0c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c0c"/>
    </style:style>
    <style:style style:name="T3" style:family="text">
      <style:text-properties officeooo:rsid="000966e1"/>
    </style:style>
    <style:style style:name="T4" style:family="text">
      <style:text-properties officeooo:rsid="000a11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FORM 146A</text:span> -Rule 146</text:p>
      <text:p text:style-name="P5"/>
      <text:p text:style-name="P11">AFFIDAVIT OF SERVICE</text:p>
      <text:p text:style-name="P5"/>
      <text:p text:style-name="P8">A-10<text:span text:style-name="T4">1</text:span>-18</text:p>
      <text:p text:style-name="P2"/>
      <text:p text:style-name="P13"/>
      <text:p text:style-name="P12">FEDERAL COURT OF <text:span text:style-name="T2">APPEAL OF </text:span>CANADA</text:p>
      <text:p text:style-name="Standard"/>
      <text:p text:style-name="Standard"/>
      <text:p text:style-name="P1">BETWEEN:</text:p>
      <text:p text:style-name="P13"/>
      <text:p text:style-name="P12">Radu Hociung</text:p>
      <text:p text:style-name="P9"><text:span text:style-name="T2">Appellant (</text:span>Plaintiff<text:span text:style-name="T2">)</text:span></text:p>
      <text:p text:style-name="P13"/>
      <text:p text:style-name="P10">and</text:p>
      <text:p text:style-name="P13"/>
      <text:p text:style-name="P12">Minister of Public Safety and Emergency Preparedness</text:p>
      <text:p text:style-name="P6"><text:span text:style-name="T2">Respondent (</text:span>Defendant<text:span text:style-name="T2">)</text:span></text:p>
      <text:p text:style-name="P5"/>
      <text:p text:style-name="P5">AFFIDAVIT OF SERVICE</text:p>
      <text:p text:style-name="P14"/>
      <text:p text:style-name="P7"/>
      <text:p text:style-name="P7"><text:tab/>I, Radu Hociung, of the City of <text:span text:style-name="T2">Playa Del Carmen</text:span> in the <text:span text:style-name="T2">Quintana Roo State of Mexico,</text:span> SWEAR THAT:</text:p>
      <text:p text:style-name="P7"/>
      <text:p text:style-name="P4">I served Minister of Public Safety and Emergency Preparedness with <text:span text:style-name="T2">Appeal Book</text:span> by sending a copy by <text:span text:style-name="T2">FedEx, a courier</text:span> to Eric Peterson, solicitor for the <text:span text:style-name="T2">Respondent</text:span>, at <text:span text:style-name="T2">the </text:span>Department of Justice, The Exchange Tower, 130 King Street West, Suite 3400, Box 36, Toronto Ontario, M5X 1K6</text:p>
      <text:p text:style-name="P4"/>
      <text:p text:style-name="P4">The copy was given to the courier on <text:span text:style-name="T2">May 16, 2018</text:span>.</text:p>
      <text:p text:style-name="P3"/>
      <text:p text:style-name="P3">Sworn before me at the City of <text:span text:style-name="T2">Toronto</text:span> in the <text:span text:style-name="T2">Ontario, Canada</text:span> on <text:span text:style-name="T2">May 28,</text:span> 201<text:span text:style-name="T2">8</text:span>.</text:p>
      <text:p text:style-name="P3"/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6"><text:span text:style-name="T1">FORMULARIO 146A</text:span> -Regla 146</text:p>
      <text:p text:style-name="P5"/>
      <text:p text:style-name="P11">ACUERDO DE SERVICIO</text:p>
      <text:p text:style-name="P5"/>
      <text:p text:style-name="P6">T-1450-15</text:p>
      <text:p text:style-name="P2"/>
      <text:p text:style-name="P13"/>
      <text:p text:style-name="P12">CORTE FEDERAL DE CANADÁ</text:p>
      <text:p text:style-name="Standard"/>
      <text:p text:style-name="Standard"/>
      <text:p text:style-name="P1">ENTRE:</text:p>
      <text:p text:style-name="P13"/>
      <text:p text:style-name="P12">Radu Hociung</text:p>
      <text:p text:style-name="P9">Demandante</text:p>
      <text:p text:style-name="P13"/>
      <text:p text:style-name="P10">y</text:p>
      <text:p text:style-name="P13"/>
      <text:p text:style-name="P12">Ministro de Seguridad Pública y Preparación para Emergencias</text:p>
      <text:p text:style-name="P6">Acusado</text:p>
      <text:p text:style-name="P5"/>
      <text:p text:style-name="P11">ACUERDO DE SERVICIO</text:p>
      <text:p text:style-name="P14"/>
      <text:p text:style-name="P7"/>
      <text:p text:style-name="P7"><text:tab/>Yo, Radu Hociung, de la Ciudad de Panajachel en el Departamento Solola de Guatemala, JURAMOS QUE:</text:p>
      <text:p text:style-name="P7"/>
      <text:p text:style-name="P3">He servido al Ministro de Seguridad Pública y Preparación de Emergencias con Moción de Reclamo para Moción de Permiso para Enmendar la Declaración de Reclamación enviando una copia por fax el 21 de febrero de 2017 a Eric Peterson, abogado de la Demandada, al (416) 973-5004</text:p>
      <text:p text:style-name="P3"/>
      <text:p text:style-name="P3">Jurado ante mí en la Ciudad de Panajachel en el Departamento de Solola de Guatemala el 21 de febrer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05-28T12:16:46.294000000</dc:date>
    <meta:generator>LibreOffice/5.0.6.3$Windows_x86 LibreOffice_project/490fc03b25318460cfc54456516ea2519c11d1aa</meta:generator>
    <meta:editing-duration>PT3H1M49S</meta:editing-duration>
    <meta:editing-cycles>10</meta:editing-cycles>
    <meta:document-statistic meta:table-count="0" meta:image-count="0" meta:object-count="0" meta:page-count="2" meta:paragraph-count="43" meta:word-count="273" meta:character-count="1725" meta:non-whitespace-character-count="1489"/>
  </office:meta>
</office:document-meta>
</file>